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UIUpdateVariableResolver.resolveVariable( String 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NetUIUpdateVariableResolver.NetUIUpdateVariableResolver( Object form , ServletRequest request , ServletResponse response , boolean request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tUIUpdateVariableResolver.getAvailableVari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